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style>
    <style:style style:name="P1" style:family="paragraph">
      <style:paragraph-properties fo:text-align="justify"/>
    </style:style>
  </office:automatic-styles>
  <office:body>
    <office:text>
      <text:p text:style-name="P1">PREPARATORY</text:p>
      <text:p text:style-name="P1">SUBJECT: Star Wars: Dad Manga</text:p>
      <text:p text:style-name="P1">##</text:p>
      <text:p text:style-name="P1">CHARACTERS:</text:p>
      <text:p text:style-name="P1"><text:tab/>Padawan HANI GHULA.</text:p>
      <text:p text:style-name="P1"><text:tab/>Master AKU-SYO MATTEC.</text:p>
      <text:p text:style-name="P1">##</text:p>
      <text:p text:style-name="P1">PLOT:</text:p>
      <text:p text:style-name="P1"><text:tab/></text:p>
      <text:p text:style-name="P1"><text:tab/>TWO CHARACTER ARCS.</text:p>
      <text:p text:style-name="P1"><text:tab/>Aku-Syo Mattec must fail as a Jedi. His final act is to sacrifice himself so that Kany Ghula can survive, by throwing her out a window, then Force Tricking the dudes who are out to kill them by telling them that they’ve already killed the Padawan, and now they only have to kill the Master. When he throws her out, he also steals her Lightsaber, which he plants on the badguy as proof that the Padawan is dead; a trophy.</text:p>
      <text:p text:style-name="P1"><text:tab/><text:span text:style-name="T1">That’s it. I’ve finally failed as a Jedi...but that doesn’t mean I have to succeed as a Sith.</text:span></text:p>
      <text:p text:style-name="P1"><text:span text:style-name="T1"><text:tab/></text:span><text:span text:style-name="T2">Because he realizes he loves Hani. And Jedi and not supposed to love, etc.</text:span></text:p>
      <text:p text:style-name="P1"><text:span text:style-name="T2"><text:tab/></text:span></text:p>
      <text:p text:style-name="P1"><text:span text:style-name="T2"><text:tab/>Hani Ghula, hilariously enough, is too withdrawn. You’d think this would be a good thing in a Jedi, to avoid connections, to shun attachment, but not the way she does it. She is run by FEAR, fear of losing those important to her. But unlike Anakin, it’s not a case of her falling in love and then fearing losing those she loves, no. She KNOWS she’ll lose anything she loves.</text:span></text:p>
      <text:p text:style-name="P1"><text:span text:style-name="T2"><text:tab/>Her parents taught her that much at least. That everyone goes away in the end. Johnny Cash’s Hurt, basically. Everyone you know will leave you and in the end you will be alone. Everyone dies alone. </text:span></text:p>
      <text:p text:style-name="P1"><text:span text:style-name="T2"><text:tab/>So it’s not Jedi detachment that she practices at all. A Jedi can take in anyone he wants to. He can kiss you hello as easily as kiss you goodbye <text:tab/> <text:tab/> <text:tab/><text:tab/>-<text:s text:c="2"/>-</text:span></text:p>
      <text:p text:style-name="P1">##</text:p>
      <text:p text:style-name="P1">SETTING:</text:p>
    </office:text>
  </office:body>
</office:document-content>
</file>

<file path=styles.xml><?xml version="1.0" encoding="utf-8"?>
<office:document-styles xmlns:office="urn:oasis:names:tc:opendocument:xmlns:office:1.0" office:version="1.2"/>
</file>